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23H42M00.422S" calcext:value-type="time">
            <text:p>123:4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nventory/item/damage tweaks, pathfind through walls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7H56M01.324S" calcext:value-type="time">
            <text:p>07:5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07:53:15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9T10:27:55.236000000</dc:date>
    <dc:creator>Benjamin Laws</dc:creator>
    <meta:editing-duration>P3DT18H26M28S</meta:editing-duration>
    <meta:editing-cycles>106</meta:editing-cycles>
    <meta:generator>LibreOffice/7.1.8.1$Windows_X86_64 LibreOffice_project/e1f30c802c3269a1d052614453f260e49458c82c</meta:generator>
    <meta:document-statistic meta:table-count="2" meta:cell-count="326" meta:object-count="0"/>
  </office:meta>
</office:document-meta>
</file>